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5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="0.06pt solid #000000"/>
      <style:text-properties fo:color="#ffffff"/>
      <style:map style:condition="cell-content()&lt;0" style:apply-style-name="赤" style:base-cell-address="origin.A1"/>
      <style:map style:condition="cell-content()&gt;0" style:apply-style-name="青" style:base-cell-address="origin.A1"/>
    </style:style>
    <style:style style:name="ce2" style:family="table-cell" style:parent-style-name="Default">
      <style:table-cell-properties fo:border="0.06pt solid #000000"/>
      <style:text-properties fo:color="#ffffff"/>
      <style:map style:condition="cell-content()&lt;0" style:apply-style-name="赤" style:base-cell-address="multicolor.A1"/>
      <style:map style:condition="cell-content()&gt;0" style:apply-style-name="青" style:base-cell-address="multicolor.A1"/>
    </style:style>
    <style:style style:name="ce3" style:family="table-cell" style:parent-style-name="Default">
      <style:table-cell-properties fo:border="0.06pt solid #000000"/>
      <style:text-properties fo:color="#ffffff"/>
    </style:style>
    <style:style style:name="ce4" style:family="table-cell" style:parent-style-name="Default">
      <style:table-cell-properties fo:border="0.06pt solid #000000"/>
      <style:text-properties fo:color="#ffffff"/>
      <style:map style:condition="cell-content()&lt;0" style:apply-style-name="赤" style:base-cell-address="blockmulticolor.A1"/>
      <style:map style:condition="cell-content()&gt;0" style:apply-style-name="青" style:base-cell-address="blockmulticolor.A1"/>
    </style:style>
    <style:style style:name="ce5" style:family="table-cell" style:parent-style-name="Default">
      <style:table-cell-properties fo:border="0.06pt solid #000000"/>
      <style:text-properties fo:color="#ffffff"/>
    </style:style>
    <style:style style:name="ce6" style:family="table-cell" style:parent-style-name="Default">
      <style:table-cell-properties fo:border="0.06pt solid #000000"/>
      <style:text-properties fo:color="#ffffff"/>
      <style:map style:condition="cell-content()=1" style:apply-style-name="赤" style:base-cell-address="blockmulticolor.BW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origin" table:style-name="ta1">
        <table:table-column table:style-name="co1" table:number-columns-repeated="64" table:default-cell-style-name="ce1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1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calcext:conditional-formats>
          <calcext:conditional-format calcext:target-range-address="origin.A1:origin.BL64">
            <calcext:condition calcext:apply-style-name="赤" calcext:value="&lt;0" calcext:base-cell-address="origin.A1"/>
            <calcext:condition calcext:apply-style-name="青" calcext:value="&gt;0" calcext:base-cell-address="origin.A1"/>
          </calcext:conditional-format>
        </calcext:conditional-formats>
      </table:table>
      <table:table table:name="multicolor" table:style-name="ta1">
        <table:table-column table:style-name="co1" table:number-columns-repeated="64" table:default-cell-style-name="ce2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calcext:conditional-formats>
          <calcext:conditional-format calcext:target-range-address="multicolor.BN1:multicolor.BU8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</calcext:conditional-format>
          <calcext:conditional-format calcext:target-range-address="multicolor.A1:multicolor.BL64">
            <calcext:condition calcext:apply-style-name="赤" calcext:value="&lt;0" calcext:base-cell-address="multicolor.A1"/>
            <calcext:condition calcext:apply-style-name="青" calcext:value="&gt;0" calcext:base-cell-address="multicolor.A1"/>
          </calcext:conditional-format>
        </calcext:conditional-formats>
      </table:table>
      <table:table table:name="blockmulticolor" table:style-name="ta1">
        <table:table-column table:style-name="co1" table:number-columns-repeated="64" table:default-cell-style-name="ce4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60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4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1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0"/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"/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"/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  <table:table-cell table:number-columns-repeated="6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"/>
          <table:table-cell table:number-columns-repeated="8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  <table:table-cell table:number-columns-repeated="8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  <table:table-cell table:number-columns-repeated="9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  <table:table-cell table:number-columns-repeated="10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table:number-columns-repeated="4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table:number-columns-repeated="6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calcext:conditional-formats>
          <calcext:conditional-format calcext:target-range-address="blockmulticolor.A1:blockmulticolor.BL64">
            <calcext:condition calcext:apply-style-name="赤" calcext:value="&lt;0" calcext:base-cell-address="blockmulticolor.A1"/>
            <calcext:condition calcext:apply-style-name="青" calcext:value="&gt;0" calcext:base-cell-address="blockmulticolor.A1"/>
          </calcext:conditional-format>
          <calcext:conditional-format calcext:target-range-address="blockmulticolor.BW1:blockmulticolor.CL16">
            <calcext:condition calcext:apply-style-name="赤" calcext:value="=1" calcext:base-cell-address="blockmulticolor.BW1"/>
          </calcext:conditional-format>
          <calcext:conditional-format calcext:target-range-address="blockmulticolor.BN1:blockmulticolor.BU8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table table:name="symgs" table:style-name="ta1">
        <table:shapes>
          <draw:frame draw:z-index="0" draw:style-name="gr1" draw:text-style-name="P1" svg:width="34.247cm" svg:height="24.317cm" svg:x="12.061cm" svg:y="0.609cm">
            <draw:object draw:notify-on-update-of-ranges="symgs.A2:symgs.A66 symgs.B1:symgs.B1 symgs.B2:symgs.B66 symgs.C1:symgs.C1 symgs.C2:symgs.C66 symgs.D1:symgs.D1 symgs.D2:symgs.D66 symgs.E1:symgs.E1 symgs.E2:symgs.E6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8"/>
        <table:table-column table:style-name="co2" table:number-columns-repeated="1022" table:default-cell-style-name="Default"/>
        <table:table-row table:style-name="ro2">
          <table:table-cell table:style-name="ce7" office:value-type="string" calcext:value-type="string">
            <text:p>iteration</text:p>
          </table:table-cell>
          <table:table-cell table:style-name="ce7" office:value-type="string" calcext:value-type="string">
            <text:p>gs</text:p>
          </table:table-cell>
          <table:table-cell table:style-name="ce7" office:value-type="string" calcext:value-type="string">
            <text:p>symgs</text:p>
          </table:table-cell>
          <table:table-cell table:style-name="ce7" office:value-type="string" calcext:value-type="string">
            <text:p>multicolor</text:p>
          </table:table-cell>
          <table:table-cell table:style-name="ce7" office:value-type="string" calcext:value-type="string">
            <text:p>blockmulticolor</text:p>
          </table:table-cell>
          <table:table-cell table:style-name="ce7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office:value-type="float" office:value="641281" calcext:value-type="float">
            <text:p>641281</text:p>
          </table:table-cell>
          <table:table-cell table:number-columns-repeated="3" office:value-type="float" office:value="641281" calcext:value-type="float">
            <text:p>641281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375384" calcext:value-type="float">
            <text:p>375384</text:p>
          </table:table-cell>
          <table:table-cell office:value-type="float" office:value="254789" calcext:value-type="float">
            <text:p>254789</text:p>
          </table:table-cell>
          <table:table-cell office:value-type="float" office:value="311667" calcext:value-type="float">
            <text:p>311667</text:p>
          </table:table-cell>
          <table:table-cell office:value-type="float" office:value="271804" calcext:value-type="float">
            <text:p>271804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254367" calcext:value-type="float">
            <text:p>254367</text:p>
          </table:table-cell>
          <table:table-cell office:value-type="float" office:value="127014" calcext:value-type="float">
            <text:p>127014</text:p>
          </table:table-cell>
          <table:table-cell office:value-type="float" office:value="194106" calcext:value-type="float">
            <text:p>194106</text:p>
          </table:table-cell>
          <table:table-cell office:value-type="float" office:value="148995" calcext:value-type="float">
            <text:p>148995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177790" calcext:value-type="float">
            <text:p>177790</text:p>
          </table:table-cell>
          <table:table-cell office:value-type="float" office:value="64478.7" calcext:value-type="float">
            <text:p>64478.7</text:p>
          </table:table-cell>
          <table:table-cell office:value-type="float" office:value="122810" calcext:value-type="float">
            <text:p>122810</text:p>
          </table:table-cell>
          <table:table-cell office:value-type="float" office:value="84291.3" calcext:value-type="float">
            <text:p>84291.3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125362" calcext:value-type="float">
            <text:p>125362</text:p>
          </table:table-cell>
          <table:table-cell office:value-type="float" office:value="32834.8" calcext:value-type="float">
            <text:p>32834.8</text:p>
          </table:table-cell>
          <table:table-cell office:value-type="float" office:value="77865.8" calcext:value-type="float">
            <text:p>77865.8</text:p>
          </table:table-cell>
          <table:table-cell office:value-type="float" office:value="48047.7" calcext:value-type="float">
            <text:p>48047.7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88555.7" calcext:value-type="float">
            <text:p>88555.7</text:p>
          </table:table-cell>
          <table:table-cell office:value-type="float" office:value="16733" calcext:value-type="float">
            <text:p>16733</text:p>
          </table:table-cell>
          <table:table-cell office:value-type="float" office:value="49385" calcext:value-type="float">
            <text:p>49385</text:p>
          </table:table-cell>
          <table:table-cell office:value-type="float" office:value="27451.1" calcext:value-type="float">
            <text:p>27451.1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62506.4" calcext:value-type="float">
            <text:p>62506.4</text:p>
          </table:table-cell>
          <table:table-cell office:value-type="float" office:value="8529.25" calcext:value-type="float">
            <text:p>8529.25</text:p>
          </table:table-cell>
          <table:table-cell office:value-type="float" office:value="31323.5" calcext:value-type="float">
            <text:p>31323.5</text:p>
          </table:table-cell>
          <table:table-cell office:value-type="float" office:value="15696.2" calcext:value-type="float">
            <text:p>15696.2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44032.8" calcext:value-type="float">
            <text:p>44032.8</text:p>
          </table:table-cell>
          <table:table-cell office:value-type="float" office:value="4347.92" calcext:value-type="float">
            <text:p>4347.92</text:p>
          </table:table-cell>
          <table:table-cell office:value-type="float" office:value="19867.9" calcext:value-type="float">
            <text:p>19867.9</text:p>
          </table:table-cell>
          <table:table-cell office:value-type="float" office:value="8977.48" calcext:value-type="float">
            <text:p>8977.48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30938.8" calcext:value-type="float">
            <text:p>30938.8</text:p>
          </table:table-cell>
          <table:table-cell office:value-type="float" office:value="2216.48" calcext:value-type="float">
            <text:p>2216.48</text:p>
          </table:table-cell>
          <table:table-cell office:value-type="float" office:value="12601.9" calcext:value-type="float">
            <text:p>12601.9</text:p>
          </table:table-cell>
          <table:table-cell office:value-type="float" office:value="5135.27" calcext:value-type="float">
            <text:p>5135.27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21679.2" calcext:value-type="float">
            <text:p>21679.2</text:p>
          </table:table-cell>
          <table:table-cell office:value-type="float" office:value="1129.92" calcext:value-type="float">
            <text:p>1129.92</text:p>
          </table:table-cell>
          <table:table-cell office:value-type="float" office:value="7993.22" calcext:value-type="float">
            <text:p>7993.22</text:p>
          </table:table-cell>
          <table:table-cell office:value-type="float" office:value="2937.58" calcext:value-type="float">
            <text:p>2937.58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15152.3" calcext:value-type="float">
            <text:p>15152.3</text:p>
          </table:table-cell>
          <table:table-cell office:value-type="float" office:value="576.014" calcext:value-type="float">
            <text:p>576.014</text:p>
          </table:table-cell>
          <table:table-cell office:value-type="float" office:value="5070" calcext:value-type="float">
            <text:p>5070</text:p>
          </table:table-cell>
          <table:table-cell office:value-type="float" office:value="1680.44" calcext:value-type="float">
            <text:p>1680.44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10567.2" calcext:value-type="float">
            <text:p>10567.2</text:p>
          </table:table-cell>
          <table:table-cell office:value-type="float" office:value="293.642" calcext:value-type="float">
            <text:p>293.642</text:p>
          </table:table-cell>
          <table:table-cell office:value-type="float" office:value="3215.84" calcext:value-type="float">
            <text:p>3215.84</text:p>
          </table:table-cell>
          <table:table-cell office:value-type="float" office:value="961.301" calcext:value-type="float">
            <text:p>961.301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7356.22" calcext:value-type="float">
            <text:p>7356.22</text:p>
          </table:table-cell>
          <table:table-cell office:value-type="float" office:value="149.693" calcext:value-type="float">
            <text:p>149.693</text:p>
          </table:table-cell>
          <table:table-cell office:value-type="float" office:value="2039.77" calcext:value-type="float">
            <text:p>2039.77</text:p>
          </table:table-cell>
          <table:table-cell office:value-type="float" office:value="549.916" calcext:value-type="float">
            <text:p>549.916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5113.52" calcext:value-type="float">
            <text:p>5113.52</text:p>
          </table:table-cell>
          <table:table-cell office:value-type="float" office:value="76.3105" calcext:value-type="float">
            <text:p>76.3105</text:p>
          </table:table-cell>
          <table:table-cell office:value-type="float" office:value="1293.8" calcext:value-type="float">
            <text:p>1293.8</text:p>
          </table:table-cell>
          <table:table-cell office:value-type="float" office:value="314.581" calcext:value-type="float">
            <text:p>314.581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float" office:value="3550.53" calcext:value-type="float">
            <text:p>3550.53</text:p>
          </table:table-cell>
          <table:table-cell office:value-type="float" office:value="38.9015" calcext:value-type="float">
            <text:p>38.9015</text:p>
          </table:table-cell>
          <table:table-cell office:value-type="float" office:value="820.642" calcext:value-type="float">
            <text:p>820.642</text:p>
          </table:table-cell>
          <table:table-cell office:value-type="float" office:value="179.957" calcext:value-type="float">
            <text:p>179.957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float" office:value="2463.12" calcext:value-type="float">
            <text:p>2463.12</text:p>
          </table:table-cell>
          <table:table-cell office:value-type="float" office:value="19.8312" calcext:value-type="float">
            <text:p>19.8312</text:p>
          </table:table-cell>
          <table:table-cell office:value-type="float" office:value="520.524" calcext:value-type="float">
            <text:p>520.524</text:p>
          </table:table-cell>
          <table:table-cell office:value-type="float" office:value="102.945" calcext:value-type="float">
            <text:p>102.945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float" office:value="1707.6" calcext:value-type="float">
            <text:p>1707.6</text:p>
          </table:table-cell>
          <table:table-cell office:value-type="float" office:value="10.1095" calcext:value-type="float">
            <text:p>10.1095</text:p>
          </table:table-cell>
          <table:table-cell office:value-type="float" office:value="330.162" calcext:value-type="float">
            <text:p>330.162</text:p>
          </table:table-cell>
          <table:table-cell office:value-type="float" office:value="58.8902" calcext:value-type="float">
            <text:p>58.8902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float" office:value="1183.22" calcext:value-type="float">
            <text:p>1183.22</text:p>
          </table:table-cell>
          <table:table-cell office:value-type="float" office:value="5.15361" calcext:value-type="float">
            <text:p>5.15361</text:p>
          </table:table-cell>
          <table:table-cell office:value-type="float" office:value="209.418" calcext:value-type="float">
            <text:p>209.418</text:p>
          </table:table-cell>
          <table:table-cell office:value-type="float" office:value="33.6883" calcext:value-type="float">
            <text:p>33.6883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float" office:value="819.548" calcext:value-type="float">
            <text:p>819.548</text:p>
          </table:table-cell>
          <table:table-cell office:value-type="float" office:value="2.6272" calcext:value-type="float">
            <text:p>2.6272</text:p>
          </table:table-cell>
          <table:table-cell office:value-type="float" office:value="132.831" calcext:value-type="float">
            <text:p>132.831</text:p>
          </table:table-cell>
          <table:table-cell office:value-type="float" office:value="19.2715" calcext:value-type="float">
            <text:p>19.2715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567.488" calcext:value-type="float">
            <text:p>567.488</text:p>
          </table:table-cell>
          <table:table-cell office:value-type="float" office:value="1.33929" calcext:value-type="float">
            <text:p>1.33929</text:p>
          </table:table-cell>
          <table:table-cell office:value-type="float" office:value="84.2534" calcext:value-type="float">
            <text:p>84.2534</text:p>
          </table:table-cell>
          <table:table-cell office:value-type="float" office:value="11.0243" calcext:value-type="float">
            <text:p>11.0243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float" office:value="392.865" calcext:value-type="float">
            <text:p>392.865</text:p>
          </table:table-cell>
          <table:table-cell office:value-type="float" office:value="0.682739" calcext:value-type="float">
            <text:p>0.682739</text:p>
          </table:table-cell>
          <table:table-cell office:value-type="float" office:value="53.4409" calcext:value-type="float">
            <text:p>53.4409</text:p>
          </table:table-cell>
          <table:table-cell office:value-type="float" office:value="6.30651" calcext:value-type="float">
            <text:p>6.30651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float" office:value="271.93" calcext:value-type="float">
            <text:p>271.93</text:p>
          </table:table-cell>
          <table:table-cell office:value-type="float" office:value="0.348045" calcext:value-type="float">
            <text:p>0.348045</text:p>
          </table:table-cell>
          <table:table-cell office:value-type="float" office:value="33.8969" calcext:value-type="float">
            <text:p>33.8969</text:p>
          </table:table-cell>
          <table:table-cell office:value-type="float" office:value="3.60766" calcext:value-type="float">
            <text:p>3.60766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float" office:value="188.199" calcext:value-type="float">
            <text:p>188.199</text:p>
          </table:table-cell>
          <table:table-cell office:value-type="float" office:value="0.177426" calcext:value-type="float">
            <text:p>0.177426</text:p>
          </table:table-cell>
          <table:table-cell office:value-type="float" office:value="21.5004" calcext:value-type="float">
            <text:p>21.5004</text:p>
          </table:table-cell>
          <table:table-cell office:value-type="float" office:value="2.06377" calcext:value-type="float">
            <text:p>2.06377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float" office:value="130.237" calcext:value-type="float">
            <text:p>130.237</text:p>
          </table:table-cell>
          <table:table-cell office:value-type="float" office:value="0.0904476" calcext:value-type="float">
            <text:p>0.0904476</text:p>
          </table:table-cell>
          <table:table-cell office:value-type="float" office:value="13.6375" calcext:value-type="float">
            <text:p>13.6375</text:p>
          </table:table-cell>
          <table:table-cell office:value-type="float" office:value="1.18059" calcext:value-type="float">
            <text:p>1.18059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float" office:value="90.1205" calcext:value-type="float">
            <text:p>90.1205</text:p>
          </table:table-cell>
          <table:table-cell office:value-type="float" office:value="0.0461082" calcext:value-type="float">
            <text:p>0.0461082</text:p>
          </table:table-cell>
          <table:table-cell office:value-type="float" office:value="8.65009" calcext:value-type="float">
            <text:p>8.65009</text:p>
          </table:table-cell>
          <table:table-cell office:value-type="float" office:value="0.67536" calcext:value-type="float">
            <text:p>0.67536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float" office:value="62.3574" calcext:value-type="float">
            <text:p>62.3574</text:p>
          </table:table-cell>
          <table:table-cell office:value-type="float" office:value="0.0235049" calcext:value-type="float">
            <text:p>0.0235049</text:p>
          </table:table-cell>
          <table:table-cell office:value-type="float" office:value="5.48665" calcext:value-type="float">
            <text:p>5.48665</text:p>
          </table:table-cell>
          <table:table-cell office:value-type="float" office:value="0.386342" calcext:value-type="float">
            <text:p>0.386342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float" office:value="43.1455" calcext:value-type="float">
            <text:p>43.1455</text:p>
          </table:table-cell>
          <table:table-cell office:value-type="float" office:value="0.0119823" calcext:value-type="float">
            <text:p>0.0119823</text:p>
          </table:table-cell>
          <table:table-cell office:value-type="float" office:value="3.48012" calcext:value-type="float">
            <text:p>3.48012</text:p>
          </table:table-cell>
          <table:table-cell office:value-type="float" office:value="0.221008" calcext:value-type="float">
            <text:p>0.221008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float" office:value="29.8517" calcext:value-type="float">
            <text:p>29.8517</text:p>
          </table:table-cell>
          <table:table-cell office:value-type="float" office:value="0.0061083" calcext:value-type="float">
            <text:p>0.0061083</text:p>
          </table:table-cell>
          <table:table-cell office:value-type="float" office:value="2.2074" calcext:value-type="float">
            <text:p>2.2074</text:p>
          </table:table-cell>
          <table:table-cell office:value-type="float" office:value="0.126428" calcext:value-type="float">
            <text:p>0.12642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0.6535" calcext:value-type="float">
            <text:p>2.07E+01</text:p>
          </table:table-cell>
          <table:table-cell office:value-type="float" office:value="0.00311387" calcext:value-type="float">
            <text:p>0.00311387</text:p>
          </table:table-cell>
          <table:table-cell office:value-type="float" office:value="1.40013" calcext:value-type="float">
            <text:p>1.40013</text:p>
          </table:table-cell>
          <table:table-cell office:value-type="float" office:value="0.0723238" calcext:value-type="float">
            <text:p>0.0723238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4.2893" calcext:value-type="float">
            <text:p>1.43E+01</text:p>
          </table:table-cell>
          <table:table-cell office:value-type="float" office:value="0.00158738" calcext:value-type="float">
            <text:p>0.00158738</text:p>
          </table:table-cell>
          <table:table-cell office:value-type="float" office:value="0.888084" calcext:value-type="float">
            <text:p>0.888084</text:p>
          </table:table-cell>
          <table:table-cell office:value-type="float" office:value="0.0413731" calcext:value-type="float">
            <text:p>0.0413731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.88602" calcext:value-type="float">
            <text:p>9.89E+00</text:p>
          </table:table-cell>
          <table:table-cell office:value-type="float" office:value="0.000809213" calcext:value-type="float">
            <text:p>0.000809213</text:p>
          </table:table-cell>
          <table:table-cell office:value-type="float" office:value="0.563301" calcext:value-type="float">
            <text:p>0.563301</text:p>
          </table:table-cell>
          <table:table-cell office:value-type="float" office:value="0.0236676" calcext:value-type="float">
            <text:p>0.0236676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.83957" calcext:value-type="float">
            <text:p>6.84E+00</text:p>
          </table:table-cell>
          <table:table-cell office:value-type="float" office:value="0.000412519" calcext:value-type="float">
            <text:p>0.000412519</text:p>
          </table:table-cell>
          <table:table-cell office:value-type="float" office:value="0.357295" calcext:value-type="float">
            <text:p>0.357295</text:p>
          </table:table-cell>
          <table:table-cell office:value-type="float" office:value="0.0135391" calcext:value-type="float">
            <text:p>0.0135391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.73187" calcext:value-type="float">
            <text:p>4.73E+00</text:p>
          </table:table-cell>
          <table:table-cell office:value-type="float" office:value="0.000210293" calcext:value-type="float">
            <text:p>0.000210293</text:p>
          </table:table-cell>
          <table:table-cell office:value-type="float" office:value="0.226628" calcext:value-type="float">
            <text:p>0.226628</text:p>
          </table:table-cell>
          <table:table-cell office:value-type="float" office:value="0.0077451" calcext:value-type="float">
            <text:p>0.0077451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.27366" calcext:value-type="float">
            <text:p>3.27E+00</text:p>
          </table:table-cell>
          <table:table-cell office:value-type="float" office:value="0.000107203" calcext:value-type="float">
            <text:p>0.000107203</text:p>
          </table:table-cell>
          <table:table-cell office:value-type="float" office:value="0.143748" calcext:value-type="float">
            <text:p>0.143748</text:p>
          </table:table-cell>
          <table:table-cell office:value-type="float" office:value="0.00443061" calcext:value-type="float">
            <text:p>0.00443061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.26482" calcext:value-type="float">
            <text:p>2.26E+00</text:p>
          </table:table-cell>
          <table:table-cell table:style-name="ce8" office:value-type="float" office:value="0.0000546495" calcext:value-type="float">
            <text:p>5.46E-05</text:p>
          </table:table-cell>
          <table:table-cell office:value-type="float" office:value="0.0911774" calcext:value-type="float">
            <text:p>0.0911774</text:p>
          </table:table-cell>
          <table:table-cell table:style-name="ce8" office:value-type="float" office:value="0.00253455" calcext:value-type="float">
            <text:p>2.53E-03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.56687" calcext:value-type="float">
            <text:p>1.57E+00</text:p>
          </table:table-cell>
          <table:table-cell table:style-name="ce8" office:value-type="float" office:value="0.0000278591" calcext:value-type="float">
            <text:p>2.79E-05</text:p>
          </table:table-cell>
          <table:table-cell office:value-type="float" office:value="0.0578328" calcext:value-type="float">
            <text:p>0.0578328</text:p>
          </table:table-cell>
          <table:table-cell table:style-name="ce8" office:value-type="float" office:value="0.0014499" calcext:value-type="float">
            <text:p>1.45E-03</text:p>
          </table:table-cell>
          <table:table-cell table:number-columns-repeated="18"/>
          <table:table-cell table:style-name="ce8"/>
          <table:table-cell table:number-columns-repeated="4"/>
          <table:table-cell table:style-name="ce8"/>
          <table:table-cell table:number-columns-repeated="99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.084" calcext:value-type="float">
            <text:p>1.08E+00</text:p>
          </table:table-cell>
          <table:table-cell table:style-name="ce8" office:value-type="float" office:value="0.0000142019" calcext:value-type="float">
            <text:p>1.42E-05</text:p>
          </table:table-cell>
          <table:table-cell office:value-type="float" office:value="0.0366826" calcext:value-type="float">
            <text:p>0.0366826</text:p>
          </table:table-cell>
          <table:table-cell table:style-name="ce8" office:value-type="float" office:value="0.000829418" calcext:value-type="float">
            <text:p>8.29E-04</text:p>
          </table:table-cell>
          <table:table-cell table:number-columns-repeated="18"/>
          <table:table-cell table:style-name="ce8"/>
          <table:table-cell table:number-columns-repeated="4"/>
          <table:table-cell table:style-name="ce8"/>
          <table:table-cell table:number-columns-repeated="99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749941" calcext:value-type="float">
            <text:p>7.50E-01</text:p>
          </table:table-cell>
          <table:table-cell table:style-name="ce8" office:value-type="float" office:value="0.00000723983" calcext:value-type="float">
            <text:p>7.24E-06</text:p>
          </table:table-cell>
          <table:table-cell office:value-type="float" office:value="0.0232674" calcext:value-type="float">
            <text:p>0.0232674</text:p>
          </table:table-cell>
          <table:table-cell table:style-name="ce8" office:value-type="float" office:value="0.000474471" calcext:value-type="float">
            <text:p>4.74E-04</text:p>
          </table:table-cell>
          <table:table-cell table:number-columns-repeated="18"/>
          <table:table-cell table:style-name="ce8"/>
          <table:table-cell table:number-columns-repeated="4"/>
          <table:table-cell table:style-name="ce8"/>
          <table:table-cell table:number-columns-repeated="99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518828" calcext:value-type="float">
            <text:p>5.19E-01</text:p>
          </table:table-cell>
          <table:table-cell table:style-name="ce8" office:value-type="float" office:value="0.0000036907" calcext:value-type="float">
            <text:p>3.69E-06</text:p>
          </table:table-cell>
          <table:table-cell office:value-type="float" office:value="0.0147582" calcext:value-type="float">
            <text:p>0.0147582</text:p>
          </table:table-cell>
          <table:table-cell table:style-name="ce8" office:value-type="float" office:value="0.000271423" calcext:value-type="float">
            <text:p>2.71E-04</text:p>
          </table:table-cell>
          <table:table-cell table:number-columns-repeated="18"/>
          <table:table-cell table:style-name="ce8" table:number-columns-repeated="2"/>
          <table:table-cell table:number-columns-repeated="3"/>
          <table:table-cell table:style-name="ce8"/>
          <table:table-cell table:number-columns-repeated="99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.358938" calcext:value-type="float">
            <text:p>3.59E-01</text:p>
          </table:table-cell>
          <table:table-cell table:style-name="ce8" office:value-type="float" office:value="0.00000188144" calcext:value-type="float">
            <text:p>1.88E-06</text:p>
          </table:table-cell>
          <table:table-cell office:value-type="float" office:value="0.00936096" calcext:value-type="float">
            <text:p>0.00936096</text:p>
          </table:table-cell>
          <table:table-cell table:style-name="ce8" office:value-type="float" office:value="0.000155268" calcext:value-type="float">
            <text:p>1.55E-04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248322" calcext:value-type="float">
            <text:p>2.48E-01</text:p>
          </table:table-cell>
          <table:table-cell table:style-name="ce8" office:value-type="float" office:value="0.000000959115" calcext:value-type="float">
            <text:p>9.59E-07</text:p>
          </table:table-cell>
          <table:table-cell office:value-type="float" office:value="0.00593755" calcext:value-type="float">
            <text:p>0.00593755</text:p>
          </table:table-cell>
          <table:table-cell table:style-name="ce8" office:value-type="float" office:value="0.0000888218" calcext:value-type="float">
            <text:p>8.88E-05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171795" calcext:value-type="float">
            <text:p>1.72E-01</text:p>
          </table:table-cell>
          <table:table-cell table:style-name="ce8" office:value-type="float" office:value="0.000000488935" calcext:value-type="float">
            <text:p>4.89E-07</text:p>
          </table:table-cell>
          <table:table-cell office:value-type="float" office:value="0.00376612" calcext:value-type="float">
            <text:p>0.00376612</text:p>
          </table:table-cell>
          <table:table-cell table:style-name="ce8" office:value-type="float" office:value="0.0000508108" calcext:value-type="float">
            <text:p>5.08E-05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118852" calcext:value-type="float">
            <text:p>1.19E-01</text:p>
          </table:table-cell>
          <table:table-cell table:style-name="ce8" office:value-type="float" office:value="0.000000249248" calcext:value-type="float">
            <text:p>2.49E-07</text:p>
          </table:table-cell>
          <table:table-cell office:value-type="float" office:value="0.0023888" calcext:value-type="float">
            <text:p>0.0023888</text:p>
          </table:table-cell>
          <table:table-cell table:style-name="ce8" office:value-type="float" office:value="0.0000290665" calcext:value-type="float">
            <text:p>2.91E-05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.0822243" calcext:value-type="float">
            <text:p>8.22E-02</text:p>
          </table:table-cell>
          <table:table-cell table:style-name="ce8" office:value-type="float" office:value="0.000000127061" calcext:value-type="float">
            <text:p>1.27E-07</text:p>
          </table:table-cell>
          <table:table-cell office:value-type="float" office:value="0.00151519" calcext:value-type="float">
            <text:p>0.00151519</text:p>
          </table:table-cell>
          <table:table-cell table:style-name="ce8" office:value-type="float" office:value="0.0000166276" calcext:value-type="float">
            <text:p>1.66E-05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0568846" calcext:value-type="float">
            <text:p>5.69E-02</text:p>
          </table:table-cell>
          <table:table-cell table:style-name="ce8" office:value-type="float" office:value="0.000000064773" calcext:value-type="float">
            <text:p>6.48E-08</text:p>
          </table:table-cell>
          <table:table-cell office:value-type="float" office:value="0.000961067" calcext:value-type="float">
            <text:p>0.000961067</text:p>
          </table:table-cell>
          <table:table-cell table:style-name="ce8" office:value-type="float" office:value="0.00000951186" calcext:value-type="float">
            <text:p>9.51E-06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0393541" calcext:value-type="float">
            <text:p>3.94E-02</text:p>
          </table:table-cell>
          <table:table-cell table:style-name="ce8" office:value-type="float" office:value="0.0000000330198" calcext:value-type="float">
            <text:p>3.30E-08</text:p>
          </table:table-cell>
          <table:table-cell office:value-type="float" office:value="0.000609594" calcext:value-type="float">
            <text:p>0.000609594</text:p>
          </table:table-cell>
          <table:table-cell table:style-name="ce8" office:value-type="float" office:value="0.00000544129" calcext:value-type="float">
            <text:p>5.44E-06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027226" calcext:value-type="float">
            <text:p>2.72E-02</text:p>
          </table:table-cell>
          <table:table-cell table:style-name="ce8" office:value-type="float" office:value="0.0000000168328" calcext:value-type="float">
            <text:p>1.68E-08</text:p>
          </table:table-cell>
          <table:table-cell office:value-type="float" office:value="0.000386658" calcext:value-type="float">
            <text:p>0.000386658</text:p>
          </table:table-cell>
          <table:table-cell table:style-name="ce8" office:value-type="float" office:value="0.00000311271" calcext:value-type="float">
            <text:p>3.11E-06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0188356" calcext:value-type="float">
            <text:p>1.88E-02</text:p>
          </table:table-cell>
          <table:table-cell table:style-name="ce8" office:value-type="float" office:value="0.00000000858097" calcext:value-type="float">
            <text:p>8.58E-09</text:p>
          </table:table-cell>
          <table:table-cell office:value-type="float" office:value="0.000245253" calcext:value-type="float">
            <text:p>0.000245253</text:p>
          </table:table-cell>
          <table:table-cell table:style-name="ce8" office:value-type="float" office:value="0.00000178064" calcext:value-type="float">
            <text:p>1.78E-06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0130309" calcext:value-type="float">
            <text:p>1.30E-02</text:p>
          </table:table-cell>
          <table:table-cell table:style-name="ce8" office:value-type="float" office:value="0.00000000437438" calcext:value-type="float">
            <text:p>4.37E-09</text:p>
          </table:table-cell>
          <table:table-cell office:value-type="float" office:value="0.000155561" calcext:value-type="float">
            <text:p>0.000155561</text:p>
          </table:table-cell>
          <table:table-cell table:style-name="ce8" office:value-type="float" office:value="0.00000101862" calcext:value-type="float">
            <text:p>1.02E-06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00901505" calcext:value-type="float">
            <text:p>9.02E-03</text:p>
          </table:table-cell>
          <table:table-cell table:style-name="ce8" office:value-type="float" office:value="0.00000000222996" calcext:value-type="float">
            <text:p>2.23E-09</text:p>
          </table:table-cell>
          <table:table-cell table:style-name="ce8" office:value-type="float" office:value="0.0000986705" calcext:value-type="float">
            <text:p>9.87E-05</text:p>
          </table:table-cell>
          <table:table-cell table:style-name="ce8" office:value-type="float" office:value="0.000000582704" calcext:value-type="float">
            <text:p>5.83E-07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0623682" calcext:value-type="float">
            <text:p>6.24E-03</text:p>
          </table:table-cell>
          <table:table-cell table:style-name="ce8" office:value-type="float" office:value="0.00000000113679" calcext:value-type="float">
            <text:p>1.14E-09</text:p>
          </table:table-cell>
          <table:table-cell table:style-name="ce8" office:value-type="float" office:value="0.0000625855" calcext:value-type="float">
            <text:p>6.26E-05</text:p>
          </table:table-cell>
          <table:table-cell table:style-name="ce8" office:value-type="float" office:value="0.000000333338" calcext:value-type="float">
            <text:p>3.33E-07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00431477" calcext:value-type="float">
            <text:p>4.31E-03</text:p>
          </table:table-cell>
          <table:table-cell table:style-name="ce8" office:value-type="float" office:value="0.000000000579508" calcext:value-type="float">
            <text:p>5.80E-10</text:p>
          </table:table-cell>
          <table:table-cell table:style-name="ce8" office:value-type="float" office:value="0.0000396973" calcext:value-type="float">
            <text:p>3.97E-05</text:p>
          </table:table-cell>
          <table:table-cell table:style-name="ce8" office:value-type="float" office:value="0.000000190687" calcext:value-type="float">
            <text:p>1.91E-07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00298505" calcext:value-type="float">
            <text:p>2.99E-03</text:p>
          </table:table-cell>
          <table:table-cell table:style-name="ce8" office:value-type="float" office:value="0.00000000029542" calcext:value-type="float">
            <text:p>2.95E-10</text:p>
          </table:table-cell>
          <table:table-cell table:style-name="ce8" office:value-type="float" office:value="0.0000251795" calcext:value-type="float">
            <text:p>2.52E-05</text:p>
          </table:table-cell>
          <table:table-cell table:style-name="ce8" office:value-type="float" office:value="0.000000109083" calcext:value-type="float">
            <text:p>1.09E-07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00206513" calcext:value-type="float">
            <text:p>2.07E-03</text:p>
          </table:table-cell>
          <table:table-cell table:style-name="ce8" office:value-type="float" office:value="0.000000000150599" calcext:value-type="float">
            <text:p>1.51E-10</text:p>
          </table:table-cell>
          <table:table-cell table:style-name="ce8" office:value-type="float" office:value="0.0000159711" calcext:value-type="float">
            <text:p>1.60E-05</text:p>
          </table:table-cell>
          <table:table-cell table:style-name="ce8" office:value-type="float" office:value="0.0000000624014" calcext:value-type="float">
            <text:p>6.24E-08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0014287" calcext:value-type="float">
            <text:p>1.43E-03</text:p>
          </table:table-cell>
          <table:table-cell table:style-name="ce8" office:value-type="float" office:value="0.0000000000767718" calcext:value-type="float">
            <text:p>7.68E-11</text:p>
          </table:table-cell>
          <table:table-cell table:style-name="ce8" office:value-type="float" office:value="0.0000101303" calcext:value-type="float">
            <text:p>1.01E-05</text:p>
          </table:table-cell>
          <table:table-cell table:style-name="ce8" office:value-type="float" office:value="0.0000000356969" calcext:value-type="float">
            <text:p>3.57E-08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000988407" calcext:value-type="float">
            <text:p>9.88E-04</text:p>
          </table:table-cell>
          <table:table-cell table:style-name="ce8" office:value-type="float" office:value="0.0000000000391366" calcext:value-type="float">
            <text:p>3.91E-11</text:p>
          </table:table-cell>
          <table:table-cell table:style-name="ce8" office:value-type="float" office:value="0.0000064255" calcext:value-type="float">
            <text:p>6.43E-06</text:p>
          </table:table-cell>
          <table:table-cell table:style-name="ce8" office:value-type="float" office:value="0.0000000204205" calcext:value-type="float">
            <text:p>2.04E-08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000683802" calcext:value-type="float">
            <text:p>6.84E-04</text:p>
          </table:table-cell>
          <table:table-cell table:style-name="ce8" office:value-type="float" office:value="0.0000000000199509" calcext:value-type="float">
            <text:p>2.00E-11</text:p>
          </table:table-cell>
          <table:table-cell table:style-name="ce8" office:value-type="float" office:value="0.00000407562" calcext:value-type="float">
            <text:p>4.08E-06</text:p>
          </table:table-cell>
          <table:table-cell table:style-name="ce8" office:value-type="float" office:value="0.0000000116816" calcext:value-type="float">
            <text:p>1.17E-08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00047307" calcext:value-type="float">
            <text:p>4.73E-04</text:p>
          </table:table-cell>
          <table:table-cell table:style-name="ce8" office:value-type="float" office:value="0.0000000000101705" calcext:value-type="float">
            <text:p>1.02E-11</text:p>
          </table:table-cell>
          <table:table-cell table:style-name="ce8" office:value-type="float" office:value="0.00000258512" calcext:value-type="float">
            <text:p>2.59E-06</text:p>
          </table:table-cell>
          <table:table-cell table:style-name="ce8" office:value-type="float" office:value="0.00000000668252" calcext:value-type="float">
            <text:p>6.68E-09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00032728" calcext:value-type="float">
            <text:p>3.27E-04</text:p>
          </table:table-cell>
          <table:table-cell table:style-name="ce8" office:value-type="float" office:value="0.00000000000518472" calcext:value-type="float">
            <text:p>5.18E-12</text:p>
          </table:table-cell>
          <table:table-cell table:style-name="ce8" office:value-type="float" office:value="0.00000163971" calcext:value-type="float">
            <text:p>1.64E-06</text:p>
          </table:table-cell>
          <table:table-cell table:style-name="ce8" office:value-type="float" office:value="0.00000000382276" calcext:value-type="float">
            <text:p>3.82E-09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00022642" calcext:value-type="float">
            <text:p>2.26E-04</text:p>
          </table:table-cell>
          <table:table-cell table:style-name="ce8" office:value-type="float" office:value="0.00000000000264305" calcext:value-type="float">
            <text:p>2.64E-12</text:p>
          </table:table-cell>
          <table:table-cell table:style-name="ce8" office:value-type="float" office:value="0.00000104005" calcext:value-type="float">
            <text:p>1.04E-06</text:p>
          </table:table-cell>
          <table:table-cell table:style-name="ce8" office:value-type="float" office:value="0.00000000218682" calcext:value-type="float">
            <text:p>2.19E-09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000156642" calcext:value-type="float">
            <text:p>1.57E-04</text:p>
          </table:table-cell>
          <table:table-cell table:style-name="ce8" office:value-type="float" office:value="0.00000000000134737" calcext:value-type="float">
            <text:p>1.35E-12</text:p>
          </table:table-cell>
          <table:table-cell table:style-name="ce8" office:value-type="float" office:value="0.000000659691" calcext:value-type="float">
            <text:p>6.60E-07</text:p>
          </table:table-cell>
          <table:table-cell table:style-name="ce8" office:value-type="float" office:value="0.00000000125098" calcext:value-type="float">
            <text:p>1.25E-09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000108369" calcext:value-type="float">
            <text:p>1.08E-04</text:p>
          </table:table-cell>
          <table:table-cell table:style-name="ce8" office:value-type="float" office:value="0.000000000000686859" calcext:value-type="float">
            <text:p>6.87E-13</text:p>
          </table:table-cell>
          <table:table-cell table:style-name="ce8" office:value-type="float" office:value="0.000000418434" calcext:value-type="float">
            <text:p>4.18E-07</text:p>
          </table:table-cell>
          <table:table-cell table:style-name="ce8" office:value-type="float" office:value="0.000000000715626" calcext:value-type="float">
            <text:p>7.16E-10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0000749718" calcext:value-type="float">
            <text:p>7.50E-05</text:p>
          </table:table-cell>
          <table:table-cell table:style-name="ce8" office:value-type="float" office:value="0.000000000000350145" calcext:value-type="float">
            <text:p>3.50E-13</text:p>
          </table:table-cell>
          <table:table-cell table:style-name="ce8" office:value-type="float" office:value="0.000000265408" calcext:value-type="float">
            <text:p>2.65E-07</text:p>
          </table:table-cell>
          <table:table-cell table:style-name="ce8" office:value-type="float" office:value="0.000000000409376" calcext:value-type="float">
            <text:p>4.09E-10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0000518672" calcext:value-type="float">
            <text:p>5.19E-05</text:p>
          </table:table-cell>
          <table:table-cell table:style-name="ce8" office:value-type="float" office:value="0.000000000000178496" calcext:value-type="float">
            <text:p>1.78E-13</text:p>
          </table:table-cell>
          <table:table-cell table:style-name="ce8" office:value-type="float" office:value="0.000000168345" calcext:value-type="float">
            <text:p>1.68E-07</text:p>
          </table:table-cell>
          <table:table-cell table:style-name="ce8" office:value-type="float" office:value="0.000000000234185" calcext:value-type="float">
            <text:p>2.34E-10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000358829" calcext:value-type="float">
            <text:p>3.59E-05</text:p>
          </table:table-cell>
          <table:table-cell table:style-name="ce8" office:value-type="float" office:value="0.0000000000000909935" calcext:value-type="float">
            <text:p>9.10E-14</text:p>
          </table:table-cell>
          <table:table-cell table:style-name="ce8" office:value-type="float" office:value="0.000000106779" calcext:value-type="float">
            <text:p>1.07E-07</text:p>
          </table:table-cell>
          <table:table-cell table:style-name="ce8" office:value-type="float" office:value="0.000000000133966" calcext:value-type="float">
            <text:p>1.34E-10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2">
          <table:table-cell/>
          <table:table-cell table:style-name="Default"/>
          <table:table-cell table:number-columns-repeated="21"/>
          <table:table-cell table:style-name="ce8"/>
          <table:table-cell table:number-columns-repeated="3"/>
          <table:table-cell table:style-name="ce8" table:number-columns-repeated="2"/>
          <table:table-cell table:number-columns-repeated="995"/>
        </table:table-row>
        <table:table-row table:style-name="ro2" table:number-rows-repeated="4">
          <table:table-cell/>
          <table:table-cell table:style-name="Default"/>
          <table:table-cell table:number-columns-repeated="1022"/>
        </table:table-row>
        <table:table-row table:style-name="ro2" table:number-rows-repeated="2">
          <table:table-cell/>
          <table:table-cell table:style-name="Default"/>
          <table:table-cell table:number-columns-repeated="26"/>
          <table:table-cell table:style-name="ce8"/>
          <table:table-cell table:number-columns-repeated="995"/>
        </table:table-row>
        <table:table-row table:style-name="ro2">
          <table:table-cell/>
          <table:table-cell table:style-name="Default"/>
          <table:table-cell table:number-columns-repeated="26"/>
          <table:table-cell table:style-name="ce8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赤" style:family="table-cell" style:parent-style-name="Default">
      <style:table-cell-properties fo:background-color="#ff3333"/>
    </style:style>
    <style:style style:name="青" style:family="table-cell" style:parent-style-name="Default">
      <style:table-cell-properties fo:background-color="#6666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00/00/00</text:date>, <text:time style:data-style-name="N2" text:time-value="15:14:03.41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09:09:59.209000000</meta:creation-date>
    <dc:date>2016-02-04T15:43:44.256000000</dc:date>
    <meta:editing-duration>PT7H25M</meta:editing-duration>
    <meta:editing-cycles>29</meta:editing-cycles>
    <meta:generator>LibreOffice/4.3.7.2$Windows_x86 LibreOffice_project/8a35821d8636a03b8bf4e15b48f59794652c68ba</meta:generator>
    <meta:document-statistic meta:table-count="4" meta:cell-count="13002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248cm" svg:height="24.318cm" xlink:href=".." xlink:type="simple" chart:class="chart:line" chart:style-name="ch1">
        <chart:legend svg:x="27.457cm" svg:y="2.199cm" style:legend-expansion="custom" chartooo:width="3.844cm" chartooo:height="2.459cm" style:legend-expansion-aspect-ratio="1.56323708824726" chart:style-name="ch2"/>
        <chart:plot-area chart:style-name="ch3" table:cell-range-address="symgs.A1:symgs.E66" chart:data-source-has-labels="both" svg:x="1.695cm" svg:y="0.486cm" svg:width="31.869cm" svg:height="22.365cm">
          <chartooo:coordinate-region svg:x="3.719cm" svg:y="0.685cm" svg:width="29.658cm" svg:height="21.519cm"/>
          <chart:axis chart:dimension="x" chart:name="primary-x" chart:style-name="ch4" chartooo:axis-type="auto">
            <chartooo:date-scale/>
            <chart:title svg:x="16.553cm" svg:y="23.337cm" chart:style-name="ch5">
              <text:p>iteration count</text:p>
            </chart:title>
            <chart:categories table:cell-range-address="symgs.A2:symgs.A66"/>
            <chart:grid chart:style-name="ch6" chart:class="major"/>
          </chart:axis>
          <chart:axis chart:dimension="y" chart:name="primary-y" chart:style-name="ch7">
            <chart:title svg:x="0.451cm" svg:y="12.321cm" chart:style-name="ch8">
              <text:p>residual</text:p>
            </chart:title>
            <chart:grid chart:style-name="ch6" chart:class="major"/>
          </chart:axis>
          <chart:series chart:style-name="ch9" chart:values-cell-range-address="symgs.B2:symgs.B66" chart:label-cell-address="symgs.B1:symgs.B1" chart:class="chart:line">
            <chart:data-point chart:repeated="65"/>
          </chart:series>
          <chart:series chart:style-name="ch10" chart:values-cell-range-address="symgs.C2:symgs.C66" chart:label-cell-address="symgs.C1:symgs.C1" chart:class="chart:line">
            <chart:data-point chart:repeated="65"/>
          </chart:series>
          <chart:series chart:style-name="ch11" chart:values-cell-range-address="symgs.D2:symgs.D66" chart:label-cell-address="symgs.D1:symgs.D1" chart:class="chart:line">
            <chart:data-point chart:repeated="65"/>
          </chart:series>
          <chart:series chart:style-name="ch12" chart:values-cell-range-address="symgs.E2:symgs.E66" chart:label-cell-address="symgs.E1:symgs.E1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</text:p>
                <draw:g>
                  <svg:desc>symgs.B1:symgs.B1</svg:desc>
                </draw:g>
              </table:table-cell>
              <table:table-cell office:value-type="string">
                <text:p>symgs</text:p>
                <draw:g>
                  <svg:desc>symgs.C1:symgs.C1</svg:desc>
                </draw:g>
              </table:table-cell>
              <table:table-cell office:value-type="string">
                <text:p>multicolor</text:p>
                <draw:g>
                  <svg:desc>symgs.D1:symgs.D1</svg:desc>
                </draw:g>
              </table:table-cell>
              <table:table-cell office:value-type="string">
                <text:p>blockmulticolor</text:p>
                <draw:g>
                  <svg:desc>symgs.E1:symgs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ymgs.A2:symgs.A66</svg:desc>
                </draw:g>
              </table:table-cell>
              <table:table-cell office:value-type="float" office:value="641281">
                <text:p>641281</text:p>
                <draw:g>
                  <svg:desc>symgs.B2:symgs.B66</svg:desc>
                </draw:g>
              </table:table-cell>
              <table:table-cell office:value-type="float" office:value="641281">
                <text:p>641281</text:p>
                <draw:g>
                  <svg:desc>symgs.C2:symgs.C66</svg:desc>
                </draw:g>
              </table:table-cell>
              <table:table-cell office:value-type="float" office:value="641281">
                <text:p>641281</text:p>
                <draw:g>
                  <svg:desc>symgs.D2:symgs.D66</svg:desc>
                </draw:g>
              </table:table-cell>
              <table:table-cell office:value-type="float" office:value="641281">
                <text:p>641281</text:p>
                <draw:g>
                  <svg:desc>symgs.E2:symgs.E6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75384">
                <text:p>375384</text:p>
              </table:table-cell>
              <table:table-cell office:value-type="float" office:value="254789">
                <text:p>254789</text:p>
              </table:table-cell>
              <table:table-cell office:value-type="float" office:value="311667">
                <text:p>311667</text:p>
              </table:table-cell>
              <table:table-cell office:value-type="float" office:value="271804">
                <text:p>2718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54367">
                <text:p>254367</text:p>
              </table:table-cell>
              <table:table-cell office:value-type="float" office:value="127014">
                <text:p>127014</text:p>
              </table:table-cell>
              <table:table-cell office:value-type="float" office:value="194106">
                <text:p>194106</text:p>
              </table:table-cell>
              <table:table-cell office:value-type="float" office:value="148995">
                <text:p>14899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7790">
                <text:p>177790</text:p>
              </table:table-cell>
              <table:table-cell office:value-type="float" office:value="64478.7">
                <text:p>64478.7</text:p>
              </table:table-cell>
              <table:table-cell office:value-type="float" office:value="122810">
                <text:p>122810</text:p>
              </table:table-cell>
              <table:table-cell office:value-type="float" office:value="84291.3">
                <text:p>84291.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5362">
                <text:p>125362</text:p>
              </table:table-cell>
              <table:table-cell office:value-type="float" office:value="32834.8">
                <text:p>32834.8</text:p>
              </table:table-cell>
              <table:table-cell office:value-type="float" office:value="77865.8">
                <text:p>77865.8</text:p>
              </table:table-cell>
              <table:table-cell office:value-type="float" office:value="48047.7">
                <text:p>48047.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8555.7">
                <text:p>88555.7</text:p>
              </table:table-cell>
              <table:table-cell office:value-type="float" office:value="16733">
                <text:p>16733</text:p>
              </table:table-cell>
              <table:table-cell office:value-type="float" office:value="49385">
                <text:p>49385</text:p>
              </table:table-cell>
              <table:table-cell office:value-type="float" office:value="27451.1">
                <text:p>27451.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2506.4">
                <text:p>62506.4</text:p>
              </table:table-cell>
              <table:table-cell office:value-type="float" office:value="8529.25">
                <text:p>8529.25</text:p>
              </table:table-cell>
              <table:table-cell office:value-type="float" office:value="31323.5">
                <text:p>31323.5</text:p>
              </table:table-cell>
              <table:table-cell office:value-type="float" office:value="15696.2">
                <text:p>15696.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4032.8">
                <text:p>44032.8</text:p>
              </table:table-cell>
              <table:table-cell office:value-type="float" office:value="4347.92">
                <text:p>4347.92</text:p>
              </table:table-cell>
              <table:table-cell office:value-type="float" office:value="19867.9">
                <text:p>19867.9</text:p>
              </table:table-cell>
              <table:table-cell office:value-type="float" office:value="8977.48">
                <text:p>8977.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0938.8">
                <text:p>30938.8</text:p>
              </table:table-cell>
              <table:table-cell office:value-type="float" office:value="2216.48">
                <text:p>2216.48</text:p>
              </table:table-cell>
              <table:table-cell office:value-type="float" office:value="12601.9">
                <text:p>12601.9</text:p>
              </table:table-cell>
              <table:table-cell office:value-type="float" office:value="5135.27">
                <text:p>5135.2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1679.2">
                <text:p>21679.2</text:p>
              </table:table-cell>
              <table:table-cell office:value-type="float" office:value="1129.92">
                <text:p>1129.92</text:p>
              </table:table-cell>
              <table:table-cell office:value-type="float" office:value="7993.22">
                <text:p>7993.22</text:p>
              </table:table-cell>
              <table:table-cell office:value-type="float" office:value="2937.58">
                <text:p>2937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152.3">
                <text:p>15152.3</text:p>
              </table:table-cell>
              <table:table-cell office:value-type="float" office:value="576.014">
                <text:p>576.014</text:p>
              </table:table-cell>
              <table:table-cell office:value-type="float" office:value="5070">
                <text:p>5070</text:p>
              </table:table-cell>
              <table:table-cell office:value-type="float" office:value="1680.44">
                <text:p>1680.4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567.2">
                <text:p>10567.2</text:p>
              </table:table-cell>
              <table:table-cell office:value-type="float" office:value="293.642">
                <text:p>293.642</text:p>
              </table:table-cell>
              <table:table-cell office:value-type="float" office:value="3215.84">
                <text:p>3215.84</text:p>
              </table:table-cell>
              <table:table-cell office:value-type="float" office:value="961.301">
                <text:p>961.30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356.22">
                <text:p>7356.22</text:p>
              </table:table-cell>
              <table:table-cell office:value-type="float" office:value="149.693">
                <text:p>149.693</text:p>
              </table:table-cell>
              <table:table-cell office:value-type="float" office:value="2039.77">
                <text:p>2039.77</text:p>
              </table:table-cell>
              <table:table-cell office:value-type="float" office:value="549.916">
                <text:p>549.9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113.52">
                <text:p>5113.52</text:p>
              </table:table-cell>
              <table:table-cell office:value-type="float" office:value="76.3105">
                <text:p>76.3105</text:p>
              </table:table-cell>
              <table:table-cell office:value-type="float" office:value="1293.8">
                <text:p>1293.8</text:p>
              </table:table-cell>
              <table:table-cell office:value-type="float" office:value="314.581">
                <text:p>314.58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550.53">
                <text:p>3550.53</text:p>
              </table:table-cell>
              <table:table-cell office:value-type="float" office:value="38.9015">
                <text:p>38.9015</text:p>
              </table:table-cell>
              <table:table-cell office:value-type="float" office:value="820.642">
                <text:p>820.642</text:p>
              </table:table-cell>
              <table:table-cell office:value-type="float" office:value="179.957">
                <text:p>179.95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63.12">
                <text:p>2463.12</text:p>
              </table:table-cell>
              <table:table-cell office:value-type="float" office:value="19.8312">
                <text:p>19.8312</text:p>
              </table:table-cell>
              <table:table-cell office:value-type="float" office:value="520.524">
                <text:p>520.524</text:p>
              </table:table-cell>
              <table:table-cell office:value-type="float" office:value="102.945">
                <text:p>102.9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707.6">
                <text:p>1707.6</text:p>
              </table:table-cell>
              <table:table-cell office:value-type="float" office:value="10.1095">
                <text:p>10.1095</text:p>
              </table:table-cell>
              <table:table-cell office:value-type="float" office:value="330.162">
                <text:p>330.162</text:p>
              </table:table-cell>
              <table:table-cell office:value-type="float" office:value="58.8902">
                <text:p>58.890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83.22">
                <text:p>1183.22</text:p>
              </table:table-cell>
              <table:table-cell office:value-type="float" office:value="5.15361">
                <text:p>5.15361</text:p>
              </table:table-cell>
              <table:table-cell office:value-type="float" office:value="209.418">
                <text:p>209.418</text:p>
              </table:table-cell>
              <table:table-cell office:value-type="float" office:value="33.6883">
                <text:p>33.688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19.548">
                <text:p>819.548</text:p>
              </table:table-cell>
              <table:table-cell office:value-type="float" office:value="2.6272">
                <text:p>2.6272</text:p>
              </table:table-cell>
              <table:table-cell office:value-type="float" office:value="132.831">
                <text:p>132.831</text:p>
              </table:table-cell>
              <table:table-cell office:value-type="float" office:value="19.2715">
                <text:p>19.271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67.488">
                <text:p>567.488</text:p>
              </table:table-cell>
              <table:table-cell office:value-type="float" office:value="1.33929">
                <text:p>1.33929</text:p>
              </table:table-cell>
              <table:table-cell office:value-type="float" office:value="84.2534">
                <text:p>84.2534</text:p>
              </table:table-cell>
              <table:table-cell office:value-type="float" office:value="11.0243">
                <text:p>11.02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2.865">
                <text:p>392.865</text:p>
              </table:table-cell>
              <table:table-cell office:value-type="float" office:value="0.682739">
                <text:p>0.682739</text:p>
              </table:table-cell>
              <table:table-cell office:value-type="float" office:value="53.4409">
                <text:p>53.4409</text:p>
              </table:table-cell>
              <table:table-cell office:value-type="float" office:value="6.30651">
                <text:p>6.3065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71.93">
                <text:p>271.93</text:p>
              </table:table-cell>
              <table:table-cell office:value-type="float" office:value="0.348045">
                <text:p>0.348045</text:p>
              </table:table-cell>
              <table:table-cell office:value-type="float" office:value="33.8969">
                <text:p>33.8969</text:p>
              </table:table-cell>
              <table:table-cell office:value-type="float" office:value="3.60766">
                <text:p>3.6076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88.199">
                <text:p>188.199</text:p>
              </table:table-cell>
              <table:table-cell office:value-type="float" office:value="0.177426">
                <text:p>0.177426</text:p>
              </table:table-cell>
              <table:table-cell office:value-type="float" office:value="21.5004">
                <text:p>21.5004</text:p>
              </table:table-cell>
              <table:table-cell office:value-type="float" office:value="2.06377">
                <text:p>2.0637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30.237">
                <text:p>130.237</text:p>
              </table:table-cell>
              <table:table-cell office:value-type="float" office:value="0.0904476">
                <text:p>0.0904476</text:p>
              </table:table-cell>
              <table:table-cell office:value-type="float" office:value="13.6375">
                <text:p>13.6375</text:p>
              </table:table-cell>
              <table:table-cell office:value-type="float" office:value="1.18059">
                <text:p>1.1805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0.1205">
                <text:p>90.1205</text:p>
              </table:table-cell>
              <table:table-cell office:value-type="float" office:value="0.0461082">
                <text:p>0.0461082</text:p>
              </table:table-cell>
              <table:table-cell office:value-type="float" office:value="8.65009">
                <text:p>8.65009</text:p>
              </table:table-cell>
              <table:table-cell office:value-type="float" office:value="0.67536">
                <text:p>0.6753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2.3574">
                <text:p>62.3574</text:p>
              </table:table-cell>
              <table:table-cell office:value-type="float" office:value="0.0235049">
                <text:p>0.0235049</text:p>
              </table:table-cell>
              <table:table-cell office:value-type="float" office:value="5.48665">
                <text:p>5.48665</text:p>
              </table:table-cell>
              <table:table-cell office:value-type="float" office:value="0.386342">
                <text:p>0.38634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3.1455">
                <text:p>43.1455</text:p>
              </table:table-cell>
              <table:table-cell office:value-type="float" office:value="0.0119823">
                <text:p>0.0119823</text:p>
              </table:table-cell>
              <table:table-cell office:value-type="float" office:value="3.48012">
                <text:p>3.48012</text:p>
              </table:table-cell>
              <table:table-cell office:value-type="float" office:value="0.221008">
                <text:p>0.22100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9.8517">
                <text:p>29.8517</text:p>
              </table:table-cell>
              <table:table-cell office:value-type="float" office:value="0.0061083">
                <text:p>0.0061083</text:p>
              </table:table-cell>
              <table:table-cell office:value-type="float" office:value="2.2074">
                <text:p>2.2074</text:p>
              </table:table-cell>
              <table:table-cell office:value-type="float" office:value="0.126428">
                <text:p>0.12642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.6535">
                <text:p>20.6535</text:p>
              </table:table-cell>
              <table:table-cell office:value-type="float" office:value="0.00311387">
                <text:p>0.00311387</text:p>
              </table:table-cell>
              <table:table-cell office:value-type="float" office:value="1.40013">
                <text:p>1.40013</text:p>
              </table:table-cell>
              <table:table-cell office:value-type="float" office:value="0.0723238">
                <text:p>0.072323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4.2893">
                <text:p>14.2893</text:p>
              </table:table-cell>
              <table:table-cell office:value-type="float" office:value="0.00158738">
                <text:p>0.00158738</text:p>
              </table:table-cell>
              <table:table-cell office:value-type="float" office:value="0.888084">
                <text:p>0.888084</text:p>
              </table:table-cell>
              <table:table-cell office:value-type="float" office:value="0.0413731">
                <text:p>0.04137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88602">
                <text:p>9.88602</text:p>
              </table:table-cell>
              <table:table-cell office:value-type="float" office:value="0.000809213">
                <text:p>0.000809213</text:p>
              </table:table-cell>
              <table:table-cell office:value-type="float" office:value="0.563301">
                <text:p>0.563301</text:p>
              </table:table-cell>
              <table:table-cell office:value-type="float" office:value="0.0236676">
                <text:p>0.023667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.83957">
                <text:p>6.83957</text:p>
              </table:table-cell>
              <table:table-cell office:value-type="float" office:value="0.000412519">
                <text:p>0.000412519</text:p>
              </table:table-cell>
              <table:table-cell office:value-type="float" office:value="0.357295">
                <text:p>0.357295</text:p>
              </table:table-cell>
              <table:table-cell office:value-type="float" office:value="0.0135391">
                <text:p>0.013539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73187">
                <text:p>4.73187</text:p>
              </table:table-cell>
              <table:table-cell office:value-type="float" office:value="0.000210293">
                <text:p>0.000210293</text:p>
              </table:table-cell>
              <table:table-cell office:value-type="float" office:value="0.226628">
                <text:p>0.226628</text:p>
              </table:table-cell>
              <table:table-cell office:value-type="float" office:value="0.0077451">
                <text:p>0.007745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.27366">
                <text:p>3.27366</text:p>
              </table:table-cell>
              <table:table-cell office:value-type="float" office:value="0.000107203">
                <text:p>0.000107203</text:p>
              </table:table-cell>
              <table:table-cell office:value-type="float" office:value="0.143748">
                <text:p>0.143748</text:p>
              </table:table-cell>
              <table:table-cell office:value-type="float" office:value="0.00443061">
                <text:p>0.0044306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26482">
                <text:p>2.26482</text:p>
              </table:table-cell>
              <table:table-cell office:value-type="float" office:value="0.0000546495">
                <text:p>0.0000546495</text:p>
              </table:table-cell>
              <table:table-cell office:value-type="float" office:value="0.0911774">
                <text:p>0.0911774</text:p>
              </table:table-cell>
              <table:table-cell office:value-type="float" office:value="0.00253455">
                <text:p>0.0025345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56687">
                <text:p>1.56687</text:p>
              </table:table-cell>
              <table:table-cell office:value-type="float" office:value="0.0000278591">
                <text:p>0.0000278591</text:p>
              </table:table-cell>
              <table:table-cell office:value-type="float" office:value="0.0578328">
                <text:p>0.0578328</text:p>
              </table:table-cell>
              <table:table-cell office:value-type="float" office:value="0.0014499">
                <text:p>0.001449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084">
                <text:p>1.084</text:p>
              </table:table-cell>
              <table:table-cell office:value-type="float" office:value="0.0000142019">
                <text:p>0.0000142019</text:p>
              </table:table-cell>
              <table:table-cell office:value-type="float" office:value="0.0366826">
                <text:p>0.0366826</text:p>
              </table:table-cell>
              <table:table-cell office:value-type="float" office:value="0.000829418">
                <text:p>0.00082941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749941">
                <text:p>0.749941</text:p>
              </table:table-cell>
              <table:table-cell office:value-type="float" office:value="0.00000723983">
                <text:p>0.00000723983</text:p>
              </table:table-cell>
              <table:table-cell office:value-type="float" office:value="0.0232674">
                <text:p>0.0232674</text:p>
              </table:table-cell>
              <table:table-cell office:value-type="float" office:value="0.000474471">
                <text:p>0.00047447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518828">
                <text:p>0.518828</text:p>
              </table:table-cell>
              <table:table-cell office:value-type="float" office:value="0.0000036907">
                <text:p>0.0000036907</text:p>
              </table:table-cell>
              <table:table-cell office:value-type="float" office:value="0.0147582">
                <text:p>0.0147582</text:p>
              </table:table-cell>
              <table:table-cell office:value-type="float" office:value="0.000271423">
                <text:p>0.00027142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358938">
                <text:p>0.358938</text:p>
              </table:table-cell>
              <table:table-cell office:value-type="float" office:value="0.00000188144">
                <text:p>0.00000188144</text:p>
              </table:table-cell>
              <table:table-cell office:value-type="float" office:value="0.00936096">
                <text:p>0.00936096</text:p>
              </table:table-cell>
              <table:table-cell office:value-type="float" office:value="0.000155268">
                <text:p>0.00015526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48322">
                <text:p>0.248322</text:p>
              </table:table-cell>
              <table:table-cell office:value-type="float" office:value="0.000000959115">
                <text:p>0.000000959115</text:p>
              </table:table-cell>
              <table:table-cell office:value-type="float" office:value="0.00593755">
                <text:p>0.00593755</text:p>
              </table:table-cell>
              <table:table-cell office:value-type="float" office:value="0.0000888218">
                <text:p>0.000088821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171795">
                <text:p>0.171795</text:p>
              </table:table-cell>
              <table:table-cell office:value-type="float" office:value="0.000000488935">
                <text:p>0.000000488935</text:p>
              </table:table-cell>
              <table:table-cell office:value-type="float" office:value="0.00376612">
                <text:p>0.00376612</text:p>
              </table:table-cell>
              <table:table-cell office:value-type="float" office:value="0.0000508108">
                <text:p>0.000050810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118852">
                <text:p>0.118852</text:p>
              </table:table-cell>
              <table:table-cell office:value-type="float" office:value="0.000000249248">
                <text:p>0.000000249248</text:p>
              </table:table-cell>
              <table:table-cell office:value-type="float" office:value="0.0023888">
                <text:p>0.0023888</text:p>
              </table:table-cell>
              <table:table-cell office:value-type="float" office:value="0.0000290665">
                <text:p>0.000029066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822243">
                <text:p>0.0822243</text:p>
              </table:table-cell>
              <table:table-cell office:value-type="float" office:value="0.000000127061">
                <text:p>0.000000127061</text:p>
              </table:table-cell>
              <table:table-cell office:value-type="float" office:value="0.00151519">
                <text:p>0.00151519</text:p>
              </table:table-cell>
              <table:table-cell office:value-type="float" office:value="0.0000166276">
                <text:p>0.000016627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568846">
                <text:p>0.0568846</text:p>
              </table:table-cell>
              <table:table-cell office:value-type="float" office:value="0.000000064773">
                <text:p>0.000000064773</text:p>
              </table:table-cell>
              <table:table-cell office:value-type="float" office:value="0.000961067">
                <text:p>0.000961067</text:p>
              </table:table-cell>
              <table:table-cell office:value-type="float" office:value="0.00000951186">
                <text:p>0.0000095118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393541">
                <text:p>0.0393541</text:p>
              </table:table-cell>
              <table:table-cell office:value-type="float" office:value="0.0000000330198">
                <text:p>0.0000000330198</text:p>
              </table:table-cell>
              <table:table-cell office:value-type="float" office:value="0.000609594">
                <text:p>0.000609594</text:p>
              </table:table-cell>
              <table:table-cell office:value-type="float" office:value="0.00000544129">
                <text:p>0.0000054412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27226">
                <text:p>0.027226</text:p>
              </table:table-cell>
              <table:table-cell office:value-type="float" office:value="0.0000000168328">
                <text:p>0.0000000168328</text:p>
              </table:table-cell>
              <table:table-cell office:value-type="float" office:value="0.000386658">
                <text:p>0.000386658</text:p>
              </table:table-cell>
              <table:table-cell office:value-type="float" office:value="0.00000311271">
                <text:p>0.0000031127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188356">
                <text:p>0.0188356</text:p>
              </table:table-cell>
              <table:table-cell office:value-type="float" office:value="0.00000000858097">
                <text:p>0.00000000858097</text:p>
              </table:table-cell>
              <table:table-cell office:value-type="float" office:value="0.000245253">
                <text:p>0.000245253</text:p>
              </table:table-cell>
              <table:table-cell office:value-type="float" office:value="0.00000178064">
                <text:p>0.0000017806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130309">
                <text:p>0.0130309</text:p>
              </table:table-cell>
              <table:table-cell office:value-type="float" office:value="0.00000000437438">
                <text:p>0.00000000437438</text:p>
              </table:table-cell>
              <table:table-cell office:value-type="float" office:value="0.000155561">
                <text:p>0.000155561</text:p>
              </table:table-cell>
              <table:table-cell office:value-type="float" office:value="0.00000101862">
                <text:p>0.0000010186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0901505">
                <text:p>0.00901505</text:p>
              </table:table-cell>
              <table:table-cell office:value-type="float" office:value="0.00000000222996">
                <text:p>0.00000000222996</text:p>
              </table:table-cell>
              <table:table-cell office:value-type="float" office:value="0.0000986705">
                <text:p>0.0000986705</text:p>
              </table:table-cell>
              <table:table-cell office:value-type="float" office:value="0.000000582704">
                <text:p>0.0000005827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623682">
                <text:p>0.00623682</text:p>
              </table:table-cell>
              <table:table-cell office:value-type="float" office:value="0.00000000113679">
                <text:p>0.00000000113679</text:p>
              </table:table-cell>
              <table:table-cell office:value-type="float" office:value="0.0000625855">
                <text:p>0.0000625855</text:p>
              </table:table-cell>
              <table:table-cell office:value-type="float" office:value="0.000000333338">
                <text:p>0.00000033333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0431477">
                <text:p>0.00431477</text:p>
              </table:table-cell>
              <table:table-cell office:value-type="float" office:value="0.000000000579508">
                <text:p>0.000000000579508</text:p>
              </table:table-cell>
              <table:table-cell office:value-type="float" office:value="0.0000396973">
                <text:p>0.0000396973</text:p>
              </table:table-cell>
              <table:table-cell office:value-type="float" office:value="0.000000190687">
                <text:p>0.00000019068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298505">
                <text:p>0.00298505</text:p>
              </table:table-cell>
              <table:table-cell office:value-type="float" office:value="0.00000000029542">
                <text:p>0.00000000029542</text:p>
              </table:table-cell>
              <table:table-cell office:value-type="float" office:value="0.0000251795">
                <text:p>0.0000251795</text:p>
              </table:table-cell>
              <table:table-cell office:value-type="float" office:value="0.000000109083">
                <text:p>0.00000010908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0206513">
                <text:p>0.00206513</text:p>
              </table:table-cell>
              <table:table-cell office:value-type="float" office:value="0.000000000150599">
                <text:p>0.000000000150599</text:p>
              </table:table-cell>
              <table:table-cell office:value-type="float" office:value="0.0000159711">
                <text:p>0.0000159711</text:p>
              </table:table-cell>
              <table:table-cell office:value-type="float" office:value="0.0000000624014">
                <text:p>0.000000062401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014287">
                <text:p>0.0014287</text:p>
              </table:table-cell>
              <table:table-cell office:value-type="float" office:value="0.0000000000767718">
                <text:p>0.0000000000767718</text:p>
              </table:table-cell>
              <table:table-cell office:value-type="float" office:value="0.0000101303">
                <text:p>0.0000101303</text:p>
              </table:table-cell>
              <table:table-cell office:value-type="float" office:value="0.0000000356969">
                <text:p>0.000000035696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00988407">
                <text:p>0.000988407</text:p>
              </table:table-cell>
              <table:table-cell office:value-type="float" office:value="0.0000000000391366">
                <text:p>0.0000000000391366</text:p>
              </table:table-cell>
              <table:table-cell office:value-type="float" office:value="0.0000064255">
                <text:p>0.0000064255</text:p>
              </table:table-cell>
              <table:table-cell office:value-type="float" office:value="0.0000000204205">
                <text:p>0.000000020420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00683802">
                <text:p>0.000683802</text:p>
              </table:table-cell>
              <table:table-cell office:value-type="float" office:value="0.0000000000199509">
                <text:p>0.0000000000199509</text:p>
              </table:table-cell>
              <table:table-cell office:value-type="float" office:value="0.00000407562">
                <text:p>0.00000407562</text:p>
              </table:table-cell>
              <table:table-cell office:value-type="float" office:value="0.0000000116816">
                <text:p>0.000000011681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0047307">
                <text:p>0.00047307</text:p>
              </table:table-cell>
              <table:table-cell office:value-type="float" office:value="0.0000000000101705">
                <text:p>0.0000000000101705</text:p>
              </table:table-cell>
              <table:table-cell office:value-type="float" office:value="0.00000258512">
                <text:p>0.00000258512</text:p>
              </table:table-cell>
              <table:table-cell office:value-type="float" office:value="0.00000000668252">
                <text:p>0.0000000066825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0032728">
                <text:p>0.00032728</text:p>
              </table:table-cell>
              <table:table-cell office:value-type="float" office:value="0.00000000000518472">
                <text:p>0.00000000000518472</text:p>
              </table:table-cell>
              <table:table-cell office:value-type="float" office:value="0.00000163971">
                <text:p>0.00000163971</text:p>
              </table:table-cell>
              <table:table-cell office:value-type="float" office:value="0.00000000382276">
                <text:p>0.0000000038227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0022642">
                <text:p>0.00022642</text:p>
              </table:table-cell>
              <table:table-cell office:value-type="float" office:value="0.00000000000264305">
                <text:p>0.00000000000264305</text:p>
              </table:table-cell>
              <table:table-cell office:value-type="float" office:value="0.00000104005">
                <text:p>0.00000104005</text:p>
              </table:table-cell>
              <table:table-cell office:value-type="float" office:value="0.00000000218682">
                <text:p>0.000000002186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156642">
                <text:p>0.000156642</text:p>
              </table:table-cell>
              <table:table-cell office:value-type="float" office:value="0.00000000000134737">
                <text:p>0.00000000000134737</text:p>
              </table:table-cell>
              <table:table-cell office:value-type="float" office:value="0.000000659691">
                <text:p>0.000000659691</text:p>
              </table:table-cell>
              <table:table-cell office:value-type="float" office:value="0.00000000125098">
                <text:p>0.0000000012509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00108369">
                <text:p>0.000108369</text:p>
              </table:table-cell>
              <table:table-cell office:value-type="float" office:value="0.000000000000686859">
                <text:p>0.000000000000686859</text:p>
              </table:table-cell>
              <table:table-cell office:value-type="float" office:value="0.000000418434">
                <text:p>0.000000418434</text:p>
              </table:table-cell>
              <table:table-cell office:value-type="float" office:value="0.000000000715626">
                <text:p>0.00000000071562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000749718">
                <text:p>0.0000749718</text:p>
              </table:table-cell>
              <table:table-cell office:value-type="float" office:value="0.000000000000350145">
                <text:p>0.000000000000350145</text:p>
              </table:table-cell>
              <table:table-cell office:value-type="float" office:value="0.000000265408">
                <text:p>0.000000265408</text:p>
              </table:table-cell>
              <table:table-cell office:value-type="float" office:value="0.000000000409376">
                <text:p>0.00000000040937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000518672">
                <text:p>0.0000518672</text:p>
              </table:table-cell>
              <table:table-cell office:value-type="float" office:value="0.000000000000178496">
                <text:p>0.000000000000178496</text:p>
              </table:table-cell>
              <table:table-cell office:value-type="float" office:value="0.000000168345">
                <text:p>0.000000168345</text:p>
              </table:table-cell>
              <table:table-cell office:value-type="float" office:value="0.000000000234185">
                <text:p>0.00000000023418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358829">
                <text:p>0.0000358829</text:p>
              </table:table-cell>
              <table:table-cell office:value-type="float" office:value="0.0000000000000909935">
                <text:p>0.0000000000000909935</text:p>
              </table:table-cell>
              <table:table-cell office:value-type="float" office:value="0.000000106779">
                <text:p>0.000000106779</text:p>
              </table:table-cell>
              <table:table-cell office:value-type="float" office:value="0.000000000133966">
                <text:p>0.0000000001339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